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03cm" fo:min-width="2.3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4.89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4.263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text-properties fo:color="#069a2e" loext:opacity="100%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69a2e" loext:opacity="100%" fo:font-weight="bold" style:font-weight-asian="bold" style:font-weight-complex="bold"/>
    </style:style>
    <style:style style:name="P6" style:family="paragraph">
      <style:text-properties fo:color="#ff4000" loext:opacity="100%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4000" loext:opacity="100%"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69a2e" loext:opacity="100%" fo:font-weight="bold" style:font-weight-asian="bold" style:font-weight-complex="bold"/>
    </style:style>
    <style:style style:name="T2" style:family="text">
      <style:text-properties fo:color="#ff4000" loext:opacity="100%"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03cm" svg:height="0.962cm" svg:x="2.587cm" svg:y="2.27cm">
          <draw:text-box>
            <text:p>New user contacts bot</text:p>
          </draw:text-box>
        </draw:frame>
        <draw:custom-shape draw:style-name="gr2" draw:text-style-name="P3" draw:layer="layout" svg:width="2.858cm" svg:height="0.953cm" svg:x="2.587cm" svg:y="4.492cm">
          <text:p text:style-name="P2">/start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7.61cm" svg:height="1.673cm" svg:x="2.587cm" svg:y="5.762cm">
          <draw:text-box>
            <text:p>Determine user language</text:p>
            <text:p>from TG settings</text:p>
          </draw:text-box>
        </draw:frame>
        <draw:frame draw:style-name="gr3" draw:text-style-name="P5" draw:layer="layout" svg:width="10.81cm" svg:height="0.962cm" svg:x="13.065cm" svg:y="2.27cm">
          <draw:text-box>
            <text:p text:style-name="P4"><text:span text:style-name="T1">Language supported by translator</text:span></text:p>
          </draw:text-box>
        </draw:frame>
        <draw:frame draw:style-name="gr3" draw:text-style-name="P7" draw:layer="layout" svg:width="12.33cm" svg:height="0.962cm" svg:x="13.382cm" svg:y="18.145cm">
          <draw:text-box>
            <text:p text:style-name="P6"><text:span text:style-name="T2">Language NOT </text:span><text:span text:style-name="T2">supported by </text:span><text:span text:style-name="T2">translator</text:span></text:p>
          </draw:text-box>
        </draw:frame>
        <draw:frame draw:style-name="gr4" draw:text-style-name="P1" draw:layer="layout" svg:width="13.652cm" svg:height="3.095cm" svg:x="13.7cm" svg:y="4.492cm">
          <draw:text-box>
            <text:p><text:span text:style-name="T3">Hello, </text:span><text:span text:style-name="T3">&lt;user&gt;! </text:span><text:span text:style-name="T3">I see </text:span><text:span text:style-name="T3">you are </text:span><text:span text:style-name="T3">speakin</text:span><text:span text:style-name="T3">g </text:span><text:span text:style-name="T3">&lt;Langu</text:span><text:span text:style-name="T3">age&gt;. </text:span><text:s/>It will be used in explanations and translations. Do you want to keep this as your default language or change it? </text:p>
          </draw:text-box>
        </draw:frame>
        <draw:custom-shape draw:style-name="gr5" draw:text-style-name="P2" draw:layer="layout" svg:width="6.35cm" svg:height="1.27cm" svg:x="13.7cm" svg:y="7.985cm">
          <text:p text:style-name="P2">Keep &lt;Language&gt;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397cm" svg:height="1.27cm" svg:x="20.685cm" svg:y="7.985cm">
          <text:p text:style-name="P2">Chang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3.652cm" svg:height="3.806cm" svg:x="13.7cm" svg:y="19.732cm">
          <draw:text-box>
            <text:p>Hello, &lt;user&gt;! I see you are speaking &lt;Language&gt;. But unfortunately, I do not support it currently. Please, choose the language from the list of available ones. It will be used in explanations and translations:</text:p>
          </draw:text-box>
        </draw:frame>
        <draw:custom-shape draw:style-name="gr7" draw:text-style-name="P2" draw:layer="layout" svg:width="4.763cm" svg:height="1.588cm" svg:x="14.017cm" svg:y="24.177cm">
          <text:p text:style-name="P2">English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63cm" svg:height="1.588cm" svg:x="19.097cm" svg:y="24.177cm">
          <text:p text:style-name="P2">Germa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63cm" svg:height="1.588cm" svg:x="14.017cm" svg:y="26.082cm">
          <text:p text:style-name="P2">Spanish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63cm" svg:height="1.588cm" svg:x="19.097cm" svg:y="26.082cm">
          <text:p text:style-name="P2">Italian</text:p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5.303cm" svg:height="0.962cm" svg:x="16.557cm" svg:y="28.305cm">
          <draw:text-box>
            <text:p text:style-name="P8"><text:span text:style-name="T4">…………………</text:span><text:span text:style-name="T4">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8T14:07:42.000122589</meta:creation-date>
    <dc:date>2024-04-30T09:39:44.299485400</dc:date>
    <meta:editing-duration>P1DT19H1M29S</meta:editing-duration>
    <meta:editing-cycles>2</meta:editing-cycles>
    <meta:generator>LibreOffice/7.3.7.2$Linux_X86_64 LibreOffice_project/30$Build-2</meta:generator>
    <meta:document-statistic meta:object-count="14"/>
  </office:meta>
</office:document-meta>
</file>